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3.085cm" fo:min-width="17.2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17.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14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8.389cm"/>
    </style:style>
    <style:style style:name="gr6" style:family="graphic" style:parent-style-name="standard">
      <style:graphic-properties draw:stroke="none" svg:stroke-color="#000000" draw:fill="none" draw:fill-color="#ffffff" fo:min-height="1.78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8.39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3.687cm" fo:min-width="17.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13.335cm" svg:x="2.271cm" svg:y="2.3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78cm" svg:height="2.413cm" svg:x="2.271cm" svg:y="2.39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59cm" svg:height="0.962cm" svg:x="17.13cm" svg:y="2.832cm">
          <draw:text-box>
            <text:p>Signin</text:p>
          </draw:text-box>
        </draw:frame>
        <draw:frame draw:style-name="gr4" draw:text-style-name="P4" draw:layer="layout" svg:width="7.239cm" svg:height="1.397cm" svg:x="2.144cm" svg:y="2.524cm">
          <draw:text-box>
            <text:p><text:span text:style-name="T1">Simplerium</text:span></text:p>
          </draw:text-box>
        </draw:frame>
        <draw:custom-shape draw:style-name="gr5" draw:text-style-name="P2" draw:layer="layout" svg:width="8.889cm" svg:height="1.905cm" svg:x="2.271cm" svg:y="4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889cm" svg:height="1.905cm" svg:x="11.161cm" svg:y="4.8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6.096cm" svg:height="2.032cm" svg:x="3.54cm" svg:y="4.81cm">
          <draw:text-box>
            <text:p>Add Transaction</text:p>
          </draw:text-box>
        </draw:frame>
        <draw:frame draw:style-name="gr6" draw:text-style-name="P3" draw:layer="layout" svg:width="6.857cm" svg:height="2.032cm" svg:x="11.161cm" svg:y="4.937cm">
          <draw:text-box>
            <text:p>Remove Transaction</text:p>
          </draw:text-box>
        </draw:frame>
        <draw:custom-shape draw:style-name="gr7" draw:text-style-name="P2" draw:layer="layout" svg:width="8.89cm" svg:height="0.762cm" svg:x="2.27cm" svg:y="6.7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89cm" svg:height="0.762cm" svg:x="11.16cm" svg:y="6.7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89cm" svg:height="0.762cm" svg:x="2.27cm" svg:y="6.7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89cm" svg:height="0.762cm" svg:x="2.27cm" svg:y="6.71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6.096cm" svg:height="2.032cm" svg:x="3.667cm" svg:y="6.588cm">
          <draw:text-box>
            <text:p>Ledger</text:p>
          </draw:text-box>
        </draw:frame>
        <draw:frame draw:style-name="gr6" draw:text-style-name="P3" draw:layer="layout" svg:width="6.096cm" svg:height="2.032cm" svg:x="11.541cm" svg:y="6.588cm">
          <draw:text-box>
            <text:p>Visualizations</text:p>
          </draw:text-box>
        </draw:frame>
        <draw:custom-shape draw:style-name="gr8" draw:text-style-name="P2" draw:layer="layout" svg:width="17.78cm" svg:height="3.937cm" svg:x="2.27cm" svg:y="7.477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6.985cm" svg:height="2.139cm" svg:x="8.62cm" svg:y="8.386cm">
          <draw:text-box>
            <text:p><text:span text:style-name="T1">Cont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3T19:48:08.520738248</meta:creation-date>
    <dc:date>2019-09-23T19:52:24.209143934</dc:date>
    <meta:editing-duration>PT4M16S</meta:editing-duration>
    <meta:editing-cycles>1</meta:editing-cycles>
    <meta:document-statistic meta:object-count="16"/>
    <meta:generator>LibreOffice/6.2.5.2$Linux_X86_64 LibreOffice_project/20$Build-2</meta:generator>
  </office:meta>
</office:document-meta>
</file>